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4pt" fo:language="en" fo:country="none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3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4pt" fo:language="en" fo:country="none" style:font-size-asian="14pt" style:font-size-complex="14pt"/>
    </style:style>
    <style:style style:name="P5" style:family="paragraph" style:parent-style-name="Standard" style:list-style-name="">
      <style:paragraph-properties fo:margin-top="0in" fo:margin-bottom="0.139in" fo:line-height="115%" fo:padding="0.0291in" fo:border-left="none" fo:border-right="none" fo:border-top="none" fo:border-bottom="0.0008in solid #000000" style:join-border="false"/>
      <style:text-properties fo:font-size="11pt" fo:language="en" fo:country="none" style:font-size-asian="11pt" style:font-size-complex="11pt"/>
    </style:style>
    <style:style style:name="T1" style:family="text">
      <style:text-properties fo:font-size="11pt" fo:language="en" fo:country="none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README </text:span><text:span text:style-name="T3">!</text:span></text:p>
      <text:p text:style-name="P5"><text:tab/>Below are instructions for successfully running the program on Windows (Code:Blocks&amp;MinGW).</text:p>
      <text:p text:style-name="P2">~For MinGW~</text:p>
      <text:p text:style-name="P2"><text:tab/>You need to install MinGW (Minimalist GNU for Windows) which provides GCC (GNU Compiler Collection) for Windows.</text:p>
      <text:p text:style-name="P2"><text:tab/>1. Download the MinGW installer from MinGW official website.</text:p>
      <text:p text:style-name="P2"><text:tab/>2. Run the installer and select mingw32-gcc-g++ and mingw32-base packages for installation.</text:p>
      <text:p text:style-name="P2"><text:tab/>3. Follow the installation instructions and make sure to add MinGW to your system PATH.</text:p>
      <text:p text:style-name="P2"><text:tab/>Alternatively, you can use an integrated development environment (IDE) like Code::Blocks, Visual Studio, or Dev-C++.</text:p>
      <text:p text:style-name="P2"/>
      <text:p text:style-name="P3">Building and Running</text:p>
      <text:p text:style-name="P2"/>
      <text:p text:style-name="P2"><text:tab/>To compile the C implementation using MinGW, open Command Prompt and navigate to the project directory, then run:</text:p>
      <text:p text:style-name="P2"/>
      <text:p text:style-name="P2"><text:tab/>gcc -o lobster_program main.c lobster.c -I.</text:p>
      <text:p text:style-name="P2"/>
      <text:p text:style-name="P2"><text:tab/>To run the C implementation, use the following command:</text:p>
      <text:p text:style-name="P2"/>
      <text:p text:style-name="P2"><text:tab/>lobster_program input_file.txt</text:p>
      <text:p text:style-name="P2"/>
      <text:p text:style-name="P1">Using Code::Blocks on Windows</text:p>
      <text:p text:style-name="P2"><text:tab/>Open Code::Blocks and create a new console application project.</text:p>
      <text:p text:style-name="P2"><text:soft-page-break/><text:tab/>Add main.c, lobster.h, and lobster.c files to the project.</text:p>
      <text:p text:style-name="P2"><text:tab/>Build the project by clicking on Build -&gt; Build or pressing F9.</text:p>
      <text:p text:style-name="P2"><text:tab/>Set the program arguments by going to Project -&gt; Set programs' arguments and input the name of your input file.</text:p>
      <text:p text:style-name="P2"><text:tab/>Run the program by clicking on Build -&gt; Run or pressing Ctrl+F10.</text:p>
      <text:p text:style-name="P2"/>
      <text:p text:style-name="P3">Input File Format</text:p>
      <text:p text:style-name="P2"><text:tab/>The input file should start with the net capacity followed by lines for each lobster with its name, size, and value:</text:p>
      <text:p text:style-name="P2"/>
      <text:p text:style-name="P2">1000</text:p>
      <text:p text:style-name="P2">LobsterA 300 100</text:p>
      <text:p text:style-name="P2">LobsterB 200 50</text:p>
      <text:p text:style-name="P2">LobsterC 500 150</text:p>
      <text:p text:style-name="P2">etc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6" meta:word-count="222" meta:character-count="1429"/>
    <dc:date>2024-05-30T22:22:12.29</dc:date>
    <meta:generator>OpenOffice/4.1.10$Win32 OpenOffice.org_project/4110m2$Build-9807</meta:generator>
  </office:meta>
</office:document-meta>
</file>